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9" style:family="table-column">
      <style:table-column-properties fo:break-before="auto" style:column-width="0.8925in"/>
    </style:style>
    <style:style style:name="co26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4409in"/>
    </style:style>
    <style:style style:name="co21" style:family="table-column">
      <style:table-column-properties fo:break-before="auto" style:column-width="2.6083in"/>
    </style:style>
    <style:style style:name="co22" style:family="table-column">
      <style:table-column-properties fo:break-before="auto" style:column-width="2.311in"/>
    </style:style>
    <style:style style:name="co23" style:family="table-column">
      <style:table-column-properties fo:break-before="auto" style:column-width="3.1209in"/>
    </style:style>
    <style:style style:name="co24" style:family="table-column">
      <style:table-column-properties fo:break-before="auto" style:column-width="1.8583in"/>
    </style:style>
    <style:style style:name="co25" style:family="table-column">
      <style:table-column-properties fo:break-before="auto" style:column-width="1.4173in"/>
    </style:style>
    <style:style style:name="co28" style:family="table-column">
      <style:table-column-properties fo:break-before="auto" style:column-width="1.1075in"/>
    </style:style>
    <style:style style:name="co29" style:family="table-column">
      <style:table-column-properties fo:break-before="auto" style:column-width="1.2264in"/>
    </style:style>
    <style:style style:name="co30" style:family="table-column">
      <style:table-column-properties fo:break-before="auto" style:column-width="1.1555in"/>
    </style:style>
    <style:style style:name="co31" style:family="table-column">
      <style:table-column-properties fo:break-before="auto" style:column-width="1.804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ffffff"/>
    </style:style>
    <style:style style:name="ce29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0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5" style:family="table-cell" style:parent-style-name="Default">
      <style:table-cell-properties fo:background-color="#cfe7f5"/>
    </style:style>
    <style:style style:name="ce36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24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25" style:family="table-cell" style:parent-style-name="Default">
      <style:text-properties style:font-name="Liberation Serif" style:font-name-asian="Droid Sans Fallback" style:font-name-complex="FreeSans"/>
    </style:style>
    <style:style style:name="ce3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9" style:family="table-cell" style:parent-style-name="Default">
      <style:table-cell-properties fo:background-color="#00ffff"/>
    </style:style>
    <style:style style:name="ce40" style:family="table-cell" style:parent-style-name="Default">
      <style:table-cell-properties fo:background-color="#ffff00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00dcff"/>
    </style:style>
    <style:style style:name="ce44" style:family="table-cell" style:parent-style-name="Default" style:data-style-name="N37"/>
    <style:style style:name="ce45" style:family="table-cell" style:parent-style-name="Default">
      <style:text-properties fo:color="#00ff00"/>
    </style:style>
    <style:style style:name="ce46" style:family="table-cell" style:parent-style-name="Default">
      <style:table-cell-properties fo:background-color="#ffffff"/>
      <style:text-properties fo:color="#0000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5" table:default-cell-style-name="ce3"/>
        <table:table-column table:style-name="co28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9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9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30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9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30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4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9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4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9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9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9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9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9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9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9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40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8" table:formula="of:=[.L18]+4160" office:value-type="float" office:value="7101.81722689076">
            <text:p>7101.8172268908</text:p>
          </table:table-cell>
          <table:table-cell table:style-name="ce39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9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9" table:formula="of:=SUM([.H76])" office:value-type="float" office:value="1550.57692307692">
            <text:p>1550.5769230769</text:p>
          </table:table-cell>
          <table:table-cell table:style-name="ce39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9" office:value-type="float" office:value="400">
            <text:p>400</text:p>
          </table:table-cell>
          <table:table-cell table:style-name="ce39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30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30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30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0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9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30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0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9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40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40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40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40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40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40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40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40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40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40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40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40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40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40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40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6" table:default-cell-style-name="ce17"/>
        <table:table-column table:style-name="co27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5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5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5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2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2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2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5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5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5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5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5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5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5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7"/>
          <table:table-cell table:number-columns-repeated="6"/>
          <table:table-cell table:style-name="ce23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3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6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6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6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29" office:value-type="string" calcext:value-type="string">
            <text:p>- Գայանե</text:p>
          </table:table-cell>
          <table:table-cell table:style-name="ce29" office:value-type="string" calcext:value-type="string">
            <text:p>- Անի Գ․</text:p>
          </table:table-cell>
          <table:table-cell table:style-name="ce29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9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9"/>
          <table:table-cell table:number-columns-repeated="2" table:style-name="ce17" office:value-type="string" calcext:value-type="string">
            <text:p>- Ալեք</text:p>
          </table:table-cell>
          <table:table-cell table:style-name="ce29"/>
          <table:table-cell table:style-name="ce30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5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3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9" office:value-type="string" calcext:value-type="string">
            <text:p>- Գենա</text:p>
          </table:table-cell>
          <table:table-cell table:number-columns-repeated="4" table:style-name="ce29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9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9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9" office:value-type="string" calcext:value-type="string">
            <text:p>- Համլետ</text:p>
          </table:table-cell>
          <table:table-cell/>
          <table:table-cell table:style-name="ce29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2"/>
        <table:table-column table:style-name="co19" table:default-cell-style-name="ce3"/>
        <table:table-column table:style-name="co19" table:default-cell-style-name="ce2"/>
        <table:table-column table:style-name="co31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7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9" table:formula="of:=[.L2]-[.N2]" office:value-type="float" office:value="-5662.98645798646">
            <text:p>-5662.9864579865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9" table:formula="of:=[.L3]-[.N3]" office:value-type="float" office:value="-6522.98645798646">
            <text:p>-6522.9864579865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9" table:formula="of:=[.L4]-[.N4]" office:value-type="float" office:value="-522.986457986459">
            <text:p>-522.9864579865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30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9" table:formula="of:=[.L5]-[.N5]" office:value-type="float" office:value="-9119.95615495616">
            <text:p>-9119.9561549562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12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12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43" table:formula="of:=[.L8]-[.N8]" office:value-type="float" office:value="-2131.40637140637">
            <text:p>-2131.4063714064</text:p>
          </table:table-cell>
        </table:table-row>
        <table:table-row table:style-name="ro12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43" table:formula="of:=[.L9]-[.N9]" office:value-type="float" office:value="-3434.89121989122">
            <text:p>-3434.8912198912</text:p>
          </table:table-cell>
        </table:table-row>
        <table:table-row table:style-name="ro12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43" table:formula="of:=[.L10]-[.N10]" office:value-type="float" office:value="-10772.9864579865">
            <text:p>-10772.9864579865</text:p>
          </table:table-cell>
        </table:table-row>
        <table:table-row table:style-name="ro12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9" table:formula="of:=[.L11]-[.N11]" office:value-type="float" office:value="-3769.85514485514">
            <text:p>-3769.8551448552</text:p>
          </table:table-cell>
        </table:table-row>
        <table:table-row table:style-name="ro12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9" table:formula="of:=[.L12]-[.N12]" office:value-type="float" office:value="-4522.98645798646">
            <text:p>-4522.9864579865</text:p>
          </table:table-cell>
        </table:table-row>
        <table:table-row table:style-name="ro12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42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9" office:value-type="float" office:value="-2000">
            <text:p>-2000</text:p>
          </table:table-cell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9" table:formula="of:=[.L15]-[.N15]" office:value-type="float" office:value="-4696.00233100233">
            <text:p>-4696.0023310023</text:p>
          </table:table-cell>
        </table:table-row>
        <table:table-row table:style-name="ro12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41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9" office:value-type="float" office:value="350">
            <text:p>35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41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41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41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column table:style-name="co19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/>
        </table:table-row>
        <table:table-row table:style-name="ro9">
          <table:table-cell table:style-name="ce44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K2];[.K5];[.K17];[.K37];[.K42];[.K58];[.K60])" office:value-type="float" office:value="102300">
            <text:p>1023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16];[.H35];[.H55];[.H76])" office:value-type="float" office:value="99352.9411764706">
            <text:p>99352.9411764706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5150)</text:p>
          </table:table-cell>
          <table:table-cell table:number-columns-repeated="2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 table:number-columns-repeated="2"/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 table:number-columns-repeated="2"/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5"/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41" table:formula="of:=SUM([.H2:.H15])" office:value-type="float" office:value="22800">
            <text:p>22800</text:p>
          </table:table-cell>
          <table:table-cell table:style-name="Default"/>
          <table:table-cell table:number-columns-repeated="3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table:style-name="ce46" office:value-type="float" office:value="17000">
            <text:p>17000</text:p>
          </table:table-cell>
          <table:table-cell/>
        </table:table-row>
        <table:table-row table:style-name="ro9">
          <table:table-cell table:style-name="ce44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3"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3"/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3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3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41" table:formula="of:=SUM([.H17:.H34])" office:value-type="float" office:value="25900">
            <text:p>25900</text:p>
          </table:table-cell>
          <table:table-cell table:style-name="Default"/>
          <table:table-cell table:number-columns-repeated="3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3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/>
        </table:table-row>
        <table:table-row table:style-name="ro9">
          <table:table-cell table:style-name="ce44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3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3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table:number-columns-repeated="3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41" table:formula="of:=SUM([.H37:.H54])" office:value-type="float" office:value="26800">
            <text:p>26800</text:p>
          </table:table-cell>
          <table:table-cell table:style-name="Default"/>
          <table:table-cell table:number-columns-repeated="3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2"/>
        </table:table-row>
        <table:table-row table:style-name="ro14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/>
          <table:table-cell table:formula="of:=SUM([.B57:.F57])" office:value-type="float" office:value="23400">
            <text:p>23400</text:p>
          </table:table-cell>
          <table:table-cell table:style-name="ce8" table:formula="of:=SUM([.B76:.F76])" office:value-type="float" office:value="1418.75">
            <text:p>1418.75</text:p>
          </table:table-cell>
          <table:table-cell office:value-type="string">
            <text:p>Անի Գ․</text:p>
          </table:table-cell>
          <table:table-cell table:number-columns-repeated="3"/>
        </table:table-row>
        <table:table-row table:style-name="ro9">
          <table:table-cell table:style-name="ce44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418.75">
            <text:p>1418.75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76:.F76])" office:value-type="float" office:value="1418.75">
            <text:p>1418.75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76:.F76])" office:value-type="float" office:value="1418.75">
            <text:p>1418.75</text:p>
          </table:table-cell>
          <table:table-cell office:value-type="string">
            <text:p>Գայանե</text:p>
          </table:table-cell>
          <table:table-cell/>
          <table:table-cell office:value-type="float" office:value="15000">
            <text:p>15000</text:p>
          </table:table-cell>
          <table:table-cell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418.75">
            <text:p>1418.75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9">
          <table:table-cell table:number-columns-repeated="7"/>
          <table:table-cell table:formula="of:=SUM([.B76:.F76])" office:value-type="float" office:value="1418.75">
            <text:p>1418.75</text:p>
          </table:table-cell>
          <table:table-cell office:value-type="string">
            <text:p>Համլետ</text:p>
          </table:table-cell>
          <table:table-cell table:number-columns-repeated="3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3"/>
        </table:table-row>
        <table:table-row table:style-name="ro9">
          <table:table-cell table:number-columns-repeated="7"/>
          <table:table-cell table:formula="of:=SUM([.B76:.F76])" office:value-type="float" office:value="1418.75">
            <text:p>1418.75</text:p>
          </table:table-cell>
          <table:table-cell office:value-type="string">
            <text:p>Նանե</text:p>
          </table:table-cell>
          <table:table-cell table:number-columns-repeated="3"/>
        </table:table-row>
        <table:table-row table:style-name="ro9">
          <table:table-cell table:number-columns-repeated="7"/>
          <table:table-cell table:formula="of:=SUM([.B76:.F76])" office:value-type="float" office:value="1418.75">
            <text:p>1418.75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D76];[.F76])" office:value-type="float" office:value="1171.69117647059">
            <text:p>1171.6911764706</text:p>
          </table:table-cell>
          <table:table-cell office:value-type="string">
            <text:p>Կարեն</text:p>
          </table:table-cell>
          <table:table-cell table:number-columns-repeated="3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C76:.F76])" office:value-type="float" office:value="1087.5">
            <text:p>1087.5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9">
          <table:table-cell table:number-columns-repeated="3"/>
          <table:table-cell office:value-type="string">
            <text:p>-Stepan</text:p>
          </table:table-cell>
          <table:table-cell table:number-columns-repeated="2"/>
          <table:table-cell table:style-name="Default"/>
          <table:table-cell table:formula="of:=SUM([.B76];[.D76];[.E76];[.F76])" office:value-type="float" office:value="1031.25">
            <text:p>1031.25</text:p>
          </table:table-cell>
          <table:table-cell office:value-type="string">
            <text:p>Սարգիս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418.75">
            <text:p>1418.75</text:p>
          </table:table-cell>
          <table:table-cell office:value-type="string">
            <text:p>Գենա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:.F76])" office:value-type="float" office:value="1087.5">
            <text:p>1087.5</text:p>
          </table:table-cell>
          <table:table-cell office:value-type="string">
            <text:p>Arman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418.75">
            <text:p>1418.75</text:p>
          </table:table-cell>
          <table:table-cell office:value-type="string">
            <text:p>Mher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418.75">
            <text:p>1418.75</text:p>
          </table:table-cell>
          <table:table-cell office:value-type="string">
            <text:p>Davit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418.75">
            <text:p>1418.75</text:p>
          </table:table-cell>
          <table:table-cell office:value-type="string">
            <text:p>Taron</text:p>
          </table:table-cell>
          <table:table-cell table:number-columns-repeated="3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6" office:value-type="float" office:value="0">
            <text:p>0</text:p>
          </table:table-cell>
          <table:table-cell table:style-name="Default"/>
          <table:table-cell table:style-name="ce41" table:formula="of:=SUM([.H57:.H75])" office:value-type="float" office:value="23852.9411764706">
            <text:p>23852.9411764706</text:p>
          </table:table-cell>
          <table:table-cell table:style-name="Default"/>
          <table:table-cell table:number-columns-repeated="3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2"/>
        </table:table-row>
      </table:table>
      <table:table table:name="Sheet2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1020" table:default-cell-style-name="Default"/>
        <table:table-row table:style-name="ro10">
          <table:table-cell table:style-name="ce24" office:value-type="string" calcext:value-type="string">
            <text:p>Mon</text:p>
          </table:table-cell>
          <table:table-cell table:style-name="ce24" office:value-type="string" calcext:value-type="string">
            <text:p>Tue</text:p>
          </table:table-cell>
          <table:table-cell table:style-name="ce24" office:value-type="string" calcext:value-type="string">
            <text:p>Wed</text:p>
          </table:table-cell>
          <table:table-cell table:style-name="ce24" office:value-type="string" calcext:value-type="string">
            <text:p>Thu</text:p>
          </table:table-cell>
          <table:table-cell table:style-name="ce24" office:value-type="string" calcext:value-type="string">
            <text:p>Fri</text:p>
          </table:table-cell>
          <table:table-cell table:style-name="ce24" table:number-columns-repeated="1019"/>
        </table:table-row>
        <table:table-row table:style-name="ro8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25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8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8" table:number-rows-repeated="17">
          <table:table-cell table:number-columns-repeated="1024"/>
        </table:table-row>
        <table:table-row table:style-name="ro8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Ոսպով ապուր</text:p>
          </table:table-cell>
          <table:table-cell table:style-name="ce25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9">10/29/2015</text:date>, <text:time>11:40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0-29T11:40:27</dc:date>
    <meta:editing-duration>P1DT21H32M45S</meta:editing-duration>
    <meta:editing-cycles>1065</meta:editing-cycles>
    <meta:generator>OpenOffice/4.1.1$Unix OpenOffice.org_project/411m6$Build-9775</meta:generator>
    <dc:creator>employee employee</dc:creator>
    <meta:document-statistic meta:table-count="8" meta:cell-count="2445" meta:object-count="0"/>
  </office:meta>
</office:document-meta>
</file>